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boleto" style:family="table">
      <style:table-properties style:width="19.001cm" table:align="margins" fo:background-color="transparent" fo:keep-with-next="auto" style:may-break-between-rows="false" style:writing-mode="page">
        <style:background-image/>
      </style:table-properties>
    </style:style>
    <style:style style:name="boleto.A" style:family="table-column">
      <style:table-column-properties style:column-width="1.997cm" style:rel-column-width="6886*"/>
    </style:style>
    <style:style style:name="boleto.B" style:family="table-column">
      <style:table-column-properties style:column-width="0.397cm" style:rel-column-width="1368*"/>
    </style:style>
    <style:style style:name="boleto.C" style:family="table-column">
      <style:table-column-properties style:column-width="0.912cm" style:rel-column-width="3145*"/>
    </style:style>
    <style:style style:name="boleto.D" style:family="table-column">
      <style:table-column-properties style:column-width="1.896cm" style:rel-column-width="6540*"/>
    </style:style>
    <style:style style:name="boleto.E" style:family="table-column">
      <style:table-column-properties style:column-width="0.295cm" style:rel-column-width="1015*"/>
    </style:style>
    <style:style style:name="boleto.F" style:family="table-column">
      <style:table-column-properties style:column-width="2.307cm" style:rel-column-width="7957*"/>
    </style:style>
    <style:style style:name="boleto.G" style:family="table-column">
      <style:table-column-properties style:column-width="2.898cm" style:rel-column-width="9995*"/>
    </style:style>
    <style:style style:name="boleto.H" style:family="table-column">
      <style:table-column-properties style:column-width="0.792cm" style:rel-column-width="2731*"/>
    </style:style>
    <style:style style:name="boleto.I" style:family="table-column">
      <style:table-column-properties style:column-width="0.896cm" style:rel-column-width="3090*"/>
    </style:style>
    <style:style style:name="boleto.J" style:family="table-column">
      <style:table-column-properties style:column-width="0.808cm" style:rel-column-width="2786*"/>
    </style:style>
    <style:style style:name="boleto.K" style:family="table-column">
      <style:table-column-properties style:column-width="2.291cm" style:rel-column-width="7902*"/>
    </style:style>
    <style:style style:name="boleto.L" style:family="table-column">
      <style:table-column-properties style:column-width="3.514cm" style:rel-column-width="12120*"/>
    </style:style>
    <style:style style:name="boleto.1" style:family="table-row">
      <style:table-row-properties fo:keep-together="always"/>
    </style:style>
    <style:style style:name="boleto.A1" style:family="table-cell">
      <style:table-cell-properties fo:padding="0cm" fo:border="none"/>
    </style:style>
    <style:style style:name="boleto.6" style:family="table-row">
      <style:table-row-properties style:min-row-height="0.808cm" fo:keep-together="always"/>
    </style:style>
    <style:style style:name="boleto.A6" style:family="table-cell">
      <style:table-cell-properties style:vertical-align="middle" fo:padding="0cm" fo:border="none"/>
    </style:style>
    <style:style style:name="boleto.D6" style:family="table-cell">
      <style:table-cell-properties style:vertical-align="middle" fo:padding="0.101cm" fo:border-left="0.05pt solid #000000" fo:border-right="0.05pt solid #000000" fo:border-top="none" fo:border-bottom="none"/>
    </style:style>
    <style:style style:name="boleto.A7" style:family="table-cell">
      <style:table-cell-properties fo:padding="0cm" fo:border-left="none" fo:border-right="none" fo:border-top="0.05pt solid #000000" fo:border-bottom="none"/>
    </style:style>
    <style:style style:name="boleto.L7" style:family="table-cell">
      <style:table-cell-properties fo:padding="0cm" fo:border-left="0.05pt solid #000000" fo:border-right="none" fo:border-top="0.05pt solid #000000" fo:border-bottom="none"/>
    </style:style>
    <style:style style:name="boleto.L8" style:family="table-cell">
      <style:table-cell-properties fo:padding="0cm" fo:border-left="0.05pt solid #000000" fo:border-right="none" fo:border-top="none" fo:border-bottom="none"/>
    </style:style>
    <style:style style:name="boleto.A9" style:family="table-cell">
      <style:table-cell-properties fo:padding="0cm" fo:border-left="none" fo:border-right="none" fo:border-top="0.05pt solid #000000" fo:border-bottom="none"/>
    </style:style>
    <style:style style:name="boleto.L9" style:family="table-cell">
      <style:table-cell-properties fo:padding="0cm" fo:border-left="0.05pt solid #000000" fo:border-right="none" fo:border-top="0.05pt solid #000000" fo:border-bottom="none"/>
    </style:style>
    <style:style style:name="boleto.L10" style:family="table-cell">
      <style:table-cell-properties fo:padding="0cm" fo:border-left="0.05pt solid #000000" fo:border-right="none" fo:border-top="none" fo:border-bottom="none"/>
    </style:style>
    <style:style style:name="boleto.A11" style:family="table-cell">
      <style:table-cell-properties fo:padding="0cm" fo:border-left="none" fo:border-right="none" fo:border-top="0.05pt solid #000000" fo:border-bottom="none"/>
    </style:style>
    <style:style style:name="boleto.L11" style:family="table-cell">
      <style:table-cell-properties fo:padding="0cm" fo:border-left="0.05pt solid #000000" fo:border-right="none" fo:border-top="0.05pt solid #000000" fo:border-bottom="none"/>
    </style:style>
    <style:style style:name="boleto.12" style:family="table-row">
      <style:table-row-properties fo:background-color="transparent" fo:keep-together="always">
        <style:background-image/>
      </style:table-row-properties>
    </style:style>
    <style:style style:name="boleto.A1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boleto.L12" style:family="table-cell">
      <style:table-cell-properties fo:padding="0cm" fo:border-left="0.05pt solid #000000" fo:border-right="none" fo:border-top="none" fo:border-bottom="none"/>
    </style:style>
    <style:style style:name="boleto.13" style:family="table-row">
      <style:table-row-properties fo:background-color="transparent" fo:keep-together="always">
        <style:background-image/>
      </style:table-row-properties>
    </style:style>
    <style:style style:name="boleto.A13" style:family="table-cell">
      <style:table-cell-properties style:vertical-align="" fo:background-color="transparent" fo:padding="0cm" fo:border-left="none" fo:border-right="none" fo:border-top="0.05pt solid #000000" fo:border-bottom="none" style:writing-mode="page">
        <style:background-image/>
      </style:table-cell-properties>
    </style:style>
    <style:style style:name="boleto.B13" style:family="table-cell">
      <style:table-cell-properties style:vertical-align="" fo:background-color="transparent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boleto.14" style:family="table-row">
      <style:table-row-properties fo:background-color="transparent" fo:keep-together="always">
        <style:background-image/>
      </style:table-row-properties>
    </style:style>
    <style:style style:name="boleto.B14" style:family="table-cell">
      <style:table-cell-properties style:vertical-align="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boleto.L14" style:family="table-cell">
      <style:table-cell-properties fo:padding="0cm" fo:border-left="0.05pt solid #000000" fo:border-right="none" fo:border-top="none" fo:border-bottom="none"/>
    </style:style>
    <style:style style:name="boleto.15" style:family="table-row">
      <style:table-row-properties fo:background-color="transparent" fo:keep-together="always">
        <style:background-image/>
      </style:table-row-properties>
    </style:style>
    <style:style style:name="boleto.16" style:family="table-row">
      <style:table-row-properties fo:background-color="transparent" fo:keep-together="always">
        <style:background-image/>
      </style:table-row-properties>
    </style:style>
    <style:style style:name="boleto.L16" style:family="table-cell">
      <style:table-cell-properties fo:padding="0cm" fo:border-left="0.05pt solid #000000" fo:border-right="none" fo:border-top="none" fo:border-bottom="none"/>
    </style:style>
    <style:style style:name="boleto.A17" style:family="table-cell">
      <style:table-cell-properties fo:padding="0cm" fo:border-left="none" fo:border-right="none" fo:border-top="0.05pt solid #000000" fo:border-bottom="none"/>
    </style:style>
    <style:style style:name="boleto.L17" style:family="table-cell">
      <style:table-cell-properties fo:padding="0cm" fo:border-left="0.05pt solid #000000" fo:border-right="none" fo:border-top="0.05pt solid #000000" fo:border-bottom="none"/>
    </style:style>
    <style:style style:name="boleto.L18" style:family="table-cell">
      <style:table-cell-properties fo:padding="0cm" fo:border-left="0.05pt solid #000000" fo:border-right="none" fo:border-top="none" fo:border-bottom="none"/>
    </style:style>
    <style:style style:name="boleto.L19" style:family="table-cell">
      <style:table-cell-properties fo:padding="0cm" fo:border-left="0.05pt solid #000000" fo:border-right="none" fo:border-top="0.05pt solid #000000" fo:border-bottom="none"/>
    </style:style>
    <style:style style:name="boleto.L20" style:family="table-cell">
      <style:table-cell-properties fo:padding="0cm" fo:border-left="0.05pt solid #000000" fo:border-right="none" fo:border-top="none" fo:border-bottom="none"/>
    </style:style>
    <style:style style:name="boleto.21" style:family="table-row">
      <style:table-row-properties fo:background-color="transparent" fo:keep-together="always">
        <style:background-image/>
      </style:table-row-properties>
    </style:style>
    <style:style style:name="boleto.L22" style:family="table-cell">
      <style:table-cell-properties fo:padding="0cm" fo:border-left="0.05pt solid #000000" fo:border-right="none" fo:border-top="none" fo:border-bottom="none"/>
    </style:style>
    <style:style style:name="boleto.23" style:family="table-row">
      <style:table-row-properties fo:background-color="transparent" fo:keep-together="always">
        <style:background-image/>
      </style:table-row-properties>
    </style:style>
    <style:style style:name="boleto.24" style:family="table-row">
      <style:table-row-properties style:min-row-height="0.125cm" fo:keep-together="always"/>
    </style:style>
    <style:style style:name="boleto.L24" style:family="table-cell">
      <style:table-cell-properties fo:padding="0cm" fo:border-left="0.05pt solid #000000" fo:border-right="none" fo:border-top="none" fo:border-bottom="none"/>
    </style:style>
    <style:style style:name="boleto.25" style:family="table-row">
      <style:table-row-properties fo:background-color="transparent" fo:keep-together="always">
        <style:background-image/>
      </style:table-row-properties>
    </style:style>
    <style:style style:name="boleto.L26" style:family="table-cell">
      <style:table-cell-properties fo:padding="0cm" fo:border-left="0.05pt solid #000000" fo:border-right="none" fo:border-top="none" fo:border-bottom="none"/>
    </style:style>
    <style:style style:name="boleto.L27" style:family="table-cell">
      <style:table-cell-properties fo:padding="0cm" fo:border-left="0.05pt solid #000000" fo:border-right="none" fo:border-top="0.05pt solid #000000" fo:border-bottom="none"/>
    </style:style>
    <style:style style:name="boleto.L28" style:family="table-cell">
      <style:table-cell-properties fo:padding="0cm" fo:border-left="0.05pt solid #000000" fo:border-right="none" fo:border-top="none" fo:border-bottom="none"/>
    </style:style>
    <style:style style:name="boleto.L29" style:family="table-cell">
      <style:table-cell-properties fo:padding="0cm" fo:border-left="0.05pt solid #000000" fo:border-right="none" fo:border-top="0.05pt solid #000000" fo:border-bottom="none"/>
    </style:style>
    <style:style style:name="boleto.L30" style:family="table-cell">
      <style:table-cell-properties fo:padding="0cm" fo:border-left="0.05pt solid #000000" fo:border-right="none" fo:border-top="none" fo:border-bottom="none"/>
    </style:style>
    <style:style style:name="boleto.31" style:family="table-row">
      <style:table-row-properties fo:background-color="transparent" fo:keep-together="always">
        <style:background-image/>
      </style:table-row-properties>
    </style:style>
    <style:style style:name="boleto.A44" style:family="table-cell">
      <style:table-cell-properties fo:padding="0cm" fo:border-left="none" fo:border-right="none" fo:border-top="0.05pt dash-dot #000000" fo:border-bottom="none"/>
    </style:style>
    <style:style style:name="boleto.A46" style:family="table-cell">
      <style:table-cell-properties fo:padding="0cm" fo:border-left="none" fo:border-right="none" fo:border-top="0.05pt solid #000000" fo:border-bottom="none"/>
    </style:style>
    <style:style style:name="boleto.L46" style:family="table-cell">
      <style:table-cell-properties fo:padding="0cm" fo:border-left="0.05pt solid #000000" fo:border-right="none" fo:border-top="0.05pt solid #000000" fo:border-bottom="none"/>
    </style:style>
    <style:style style:name="boleto.L47" style:family="table-cell">
      <style:table-cell-properties fo:padding="0cm" fo:border-left="0.05pt solid #000000" fo:border-right="none" fo:border-top="none" fo:border-bottom="none"/>
    </style:style>
    <style:style style:name="boleto.A48" style:family="table-cell">
      <style:table-cell-properties fo:padding="0cm" fo:border-left="none" fo:border-right="none" fo:border-top="0.05pt solid #000000" fo:border-bottom="none"/>
    </style:style>
    <style:style style:name="boleto.L48" style:family="table-cell">
      <style:table-cell-properties fo:padding="0cm" fo:border-left="0.05pt solid #000000" fo:border-right="none" fo:border-top="0.05pt solid #000000" fo:border-bottom="none"/>
    </style:style>
    <style:style style:name="boleto.L49" style:family="table-cell">
      <style:table-cell-properties fo:padding="0cm" fo:border-left="0.05pt solid #000000" fo:border-right="none" fo:border-top="none" fo:border-bottom="none"/>
    </style:style>
    <style:style style:name="boleto.A50" style:family="table-cell">
      <style:table-cell-properties fo:padding="0cm" fo:border-left="none" fo:border-right="none" fo:border-top="0.05pt solid #000000" fo:border-bottom="none"/>
    </style:style>
    <style:style style:name="boleto.L50" style:family="table-cell">
      <style:table-cell-properties fo:padding="0cm" fo:border-left="0.05pt solid #000000" fo:border-right="none" fo:border-top="0.05pt solid #000000" fo:border-bottom="none"/>
    </style:style>
    <style:style style:name="boleto.51" style:family="table-row">
      <style:table-row-properties fo:background-color="transparent" fo:keep-together="always">
        <style:background-image/>
      </style:table-row-properties>
    </style:style>
    <style:style style:name="boleto.L51" style:family="table-cell">
      <style:table-cell-properties fo:padding="0cm" fo:border-left="0.05pt solid #000000" fo:border-right="none" fo:border-top="none" fo:border-bottom="none"/>
    </style:style>
    <style:style style:name="boleto.52" style:family="table-row">
      <style:table-row-properties fo:background-color="transparent" fo:keep-together="always">
        <style:background-image/>
      </style:table-row-properties>
    </style:style>
    <style:style style:name="boleto.53" style:family="table-row">
      <style:table-row-properties fo:background-color="transparent" fo:keep-together="always">
        <style:background-image/>
      </style:table-row-properties>
    </style:style>
    <style:style style:name="boleto.L53" style:family="table-cell">
      <style:table-cell-properties fo:padding="0cm" fo:border-left="0.05pt solid #000000" fo:border-right="none" fo:border-top="none" fo:border-bottom="none"/>
    </style:style>
    <style:style style:name="boleto.54" style:family="table-row">
      <style:table-row-properties fo:background-color="transparent" fo:keep-together="always">
        <style:background-image/>
      </style:table-row-properties>
    </style:style>
    <style:style style:name="boleto.55" style:family="table-row">
      <style:table-row-properties fo:background-color="transparent" fo:keep-together="always">
        <style:background-image/>
      </style:table-row-properties>
    </style:style>
    <style:style style:name="boleto.L55" style:family="table-cell">
      <style:table-cell-properties fo:padding="0cm" fo:border-left="0.05pt solid #000000" fo:border-right="none" fo:border-top="none" fo:border-bottom="none"/>
    </style:style>
    <style:style style:name="boleto.A56" style:family="table-cell">
      <style:table-cell-properties fo:padding="0cm" fo:border-left="none" fo:border-right="none" fo:border-top="0.05pt solid #000000" fo:border-bottom="none"/>
    </style:style>
    <style:style style:name="boleto.L56" style:family="table-cell">
      <style:table-cell-properties fo:padding="0cm" fo:border-left="0.05pt solid #000000" fo:border-right="none" fo:border-top="0.05pt solid #000000" fo:border-bottom="none"/>
    </style:style>
    <style:style style:name="boleto.L57" style:family="table-cell">
      <style:table-cell-properties fo:padding="0cm" fo:border-left="0.05pt solid #000000" fo:border-right="none" fo:border-top="none" fo:border-bottom="none"/>
    </style:style>
    <style:style style:name="boleto.L58" style:family="table-cell">
      <style:table-cell-properties fo:padding="0cm" fo:border-left="0.05pt solid #000000" fo:border-right="none" fo:border-top="0.05pt solid #000000" fo:border-bottom="none"/>
    </style:style>
    <style:style style:name="boleto.L59" style:family="table-cell">
      <style:table-cell-properties fo:padding="0cm" fo:border-left="0.05pt solid #000000" fo:border-right="none" fo:border-top="none" fo:border-bottom="none"/>
    </style:style>
    <style:style style:name="boleto.60" style:family="table-row">
      <style:table-row-properties fo:background-color="transparent" fo:keep-together="always">
        <style:background-image/>
      </style:table-row-properties>
    </style:style>
    <style:style style:name="boleto.L61" style:family="table-cell">
      <style:table-cell-properties fo:padding="0cm" fo:border-left="0.05pt solid #000000" fo:border-right="none" fo:border-top="none" fo:border-bottom="none"/>
    </style:style>
    <style:style style:name="boleto.62" style:family="table-row">
      <style:table-row-properties fo:background-color="transparent" fo:keep-together="always">
        <style:background-image/>
      </style:table-row-properties>
    </style:style>
    <style:style style:name="boleto.L63" style:family="table-cell">
      <style:table-cell-properties fo:padding="0cm" fo:border-left="0.05pt solid #000000" fo:border-right="none" fo:border-top="none" fo:border-bottom="none"/>
    </style:style>
    <style:style style:name="boleto.64" style:family="table-row">
      <style:table-row-properties fo:background-color="transparent" fo:keep-together="always">
        <style:background-image/>
      </style:table-row-properties>
    </style:style>
    <style:style style:name="boleto.65" style:family="table-row">
      <style:table-row-properties fo:background-color="transparent" fo:keep-together="always">
        <style:background-image/>
      </style:table-row-properties>
    </style:style>
    <style:style style:name="boleto.66" style:family="table-row">
      <style:table-row-properties fo:background-color="transparent" fo:keep-together="always">
        <style:background-image/>
      </style:table-row-properties>
    </style:style>
    <style:style style:name="boleto.67" style:family="table-row">
      <style:table-row-properties fo:background-color="transparent" fo:keep-together="always">
        <style:background-image/>
      </style:table-row-properties>
    </style:style>
    <style:style style:name="boleto.68" style:family="table-row">
      <style:table-row-properties fo:background-color="transparent" fo:keep-together="always">
        <style:background-image/>
      </style:table-row-properties>
    </style:style>
    <style:style style:name="boleto.L69" style:family="table-cell">
      <style:table-cell-properties fo:padding="0cm" fo:border-left="0.05pt solid #000000" fo:border-right="none" fo:border-top="none" fo:border-bottom="none"/>
    </style:style>
    <style:style style:name="boleto.70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style:font-name="DejaVu Sans2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DejaVu Sans2"/>
    </style:style>
    <style:style style:name="P3" style:family="paragraph" style:parent-style-name="Table_20_Contents">
      <style:text-properties style:font-name="DejaVu Sans2"/>
    </style:style>
    <style:style style:name="P4" style:family="paragraph" style:parent-style-name="Table_20_Contents">
      <style:text-properties style:font-name="DejaVu Sans2"/>
    </style:style>
    <style:style style:name="P5" style:family="paragraph" style:parent-style-name="Table_20_Contents">
      <style:paragraph-properties fo:text-align="end" style:justify-single-word="false"/>
      <style:text-properties style:font-name="DejaVu Sans2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DejaVu Sans2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2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2" fo:font-size="7pt" style:font-size-asian="10.5pt"/>
    </style:style>
    <style:style style:name="P9" style:family="paragraph" style:parent-style-name="Table_20_Contents">
      <style:text-properties style:font-name="DejaVu Sans2" fo:font-size="7pt" style:font-size-asian="10.5pt"/>
    </style:style>
    <style:style style:name="P10" style:family="paragraph" style:parent-style-name="Table_20_Contents">
      <style:text-properties style:font-name="DejaVu Sans2" fo:font-size="7pt" style:font-size-asian="10.5pt"/>
    </style:style>
    <style:style style:name="P11" style:family="paragraph" style:parent-style-name="Table_20_Contents">
      <style:text-properties style:font-name="DejaVu Sans2" fo:font-size="7pt" fo:font-weight="bold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2"/>
    </style:style>
    <style:style style:name="P13" style:family="paragraph" style:parent-style-name="Table_20_Contents">
      <style:text-properties style:font-name="DejaVu Sans2" fo:font-size="8pt" fo:font-style="normal" style:font-size-asian="8pt" style:font-style-asian="normal" style:font-size-complex="8pt" style:font-style-complex="normal"/>
    </style:style>
    <style:style style:name="P14" style:family="paragraph" style:parent-style-name="Table_20_Contents">
      <style:text-properties style:font-name="DejaVu Sans2"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2"/>
    </style:style>
    <style:style style:name="P16" style:family="paragraph" style:parent-style-name="Table_20_Contents">
      <style:paragraph-properties fo:text-align="end" style:justify-single-word="false"/>
      <style:text-properties style:font-name="DejaVu Sans2"/>
    </style:style>
    <style:style style:name="P17" style:family="paragraph" style:parent-style-name="Table_20_Contents">
      <style:text-properties style:font-name="DejaVu Sans2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6pt" style:font-size-asian="6pt" style:font-size-complex="6pt"/>
    </style:style>
    <style:style style:name="P19" style:family="paragraph" style:parent-style-name="Table_20_Contents">
      <style:text-properties style:font-name="DejaVu Sans2"/>
    </style:style>
    <style:style style:name="P20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style:font-name="DejaVu Sans2"/>
    </style:style>
    <style:style style:name="P21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cm" fo:margin-right="0.049cm" fo:text-align="end" style:justify-single-word="false" fo:text-indent="0cm" style:auto-text-indent="false"/>
      <style:text-properties style:font-name="DejaVu Sans2"/>
    </style:style>
    <style:style style:name="P23" style:family="paragraph" style:parent-style-name="Table_20_Contents">
      <style:paragraph-properties fo:margin-left="0cm" fo:margin-right="0.049cm" fo:text-indent="0cm" style:auto-text-indent="false"/>
      <style:text-properties style:font-name="DejaVu Sans2"/>
    </style:style>
    <style:style style:name="P24" style:family="paragraph" style:parent-style-name="Table_20_Contents">
      <style:paragraph-properties fo:margin-left="0cm" fo:margin-right="0.049cm" fo:text-indent="0cm" style:auto-text-indent="false"/>
      <style:text-properties style:font-name="DejaVu Sans2" style:text-underline-style="none"/>
    </style:style>
    <style:style style:name="P25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style:font-name="DejaVu Sans2" fo:font-size="9pt" fo:font-weight="bold" style:font-size-asian="9pt" style:font-weight-asian="bold" style:font-size-complex="9pt" style:font-weight-complex="bold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 style:parent-style-name="Título_20_de_20_Campo">
      <style:text-properties style:font-name="DejaVu Sans2"/>
    </style:style>
    <style:style style:name="P28" style:family="paragraph" style:parent-style-name="Título_20_de_20_Campo">
      <style:text-properties style:font-name="DejaVu Sans2"/>
    </style:style>
    <style:style style:name="P29" style:family="paragraph" style:parent-style-name="Título_20_de_20_Campo">
      <style:text-properties style:font-name="DejaVu Sans2" style:font-size-asian="10.5pt"/>
    </style:style>
    <style:style style:name="P30" style:family="paragraph" style:parent-style-name="Título_20_de_20_Campo">
      <style:text-properties style:font-name="DejaVu Sans2"/>
    </style:style>
    <style:style style:name="P31" style:family="paragraph" style:parent-style-name="Título_20_de_20_Campo">
      <style:paragraph-properties fo:text-align="end" style:justify-single-word="false"/>
      <style:text-properties style:font-name="DejaVu Sans2" fo:font-size="7pt" style:font-size-asian="10.5pt"/>
    </style:style>
    <style:style style:name="P32" style:family="paragraph" style:parent-style-name="Título_20_de_20_Campo">
      <style:text-properties style:font-name="DejaVu Sans2"/>
    </style:style>
    <style:style style:name="P33" style:family="paragraph" style:parent-style-name="Título_20_de_20_Campo">
      <style:text-properties style:font-name="DejaVu Sans2"/>
    </style:style>
    <style:style style:name="P34" style:family="paragraph" style:parent-style-name="Table_20_Contents">
      <style:paragraph-properties fo:break-before="page"/>
    </style:style>
    <style:style style:name="P35" style:family="paragraph" style:parent-style-name="Table_20_Contents">
      <style:text-properties style:font-name="DejaVu Sans2"/>
    </style:style>
    <style:style style:name="T1" style:family="text">
      <style:text-properties style:font-name="DejaVu Sans2"/>
    </style:style>
    <style:style style:name="T2" style:family="text">
      <style:text-properties style:font-name="DejaVu Sans2"/>
    </style:style>
    <style:style style:name="T3" style:family="text">
      <style:text-properties style:font-size-asian="10.5pt"/>
    </style:style>
    <style:style style:name="T4" style:family="text">
      <style:text-properties fo:font-size="5pt" style:font-size-asian="10.5pt"/>
    </style:style>
    <style:style style:name="T5" style:family="text">
      <style:text-properties fo:font-size="5pt" style:font-size-asian="5pt" style:font-size-complex="5pt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linha_digitavel" text:name="py3o.boleto.linha_digitavel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banco.codigo_digito" text:name="py3o.boleto.banco.codigo_digito"/>
        <text:user-field-decl office:value-type="string" office:string-value="boleto.local_pagamento" text:name="py3o.boleto.local_pagamento"/>
      </text:user-field-decls>
      <text:p text:style-name="P34"><text:a xlink:type="simple" xlink:href="py3o://for=%22boleto%20in%20boletos%22" text:style-name="Internet_20_link" text:visited-style-name="Visited_20_Internet_20_Link">for="boleto in boletos"</text:a></text:p>
      <table:table table:name="boleto" table:style-name="boleto">
        <table:table-column table:style-name="boleto.A"/>
        <table:table-column table:style-name="boleto.B"/>
        <table:table-column table:style-name="boleto.C"/>
        <table:table-column table:style-name="boleto.D"/>
        <table:table-column table:style-name="boleto.E"/>
        <table:table-column table:style-name="boleto.F"/>
        <table:table-column table:style-name="boleto.G"/>
        <table:table-column table:style-name="boleto.H"/>
        <table:table-column table:style-name="boleto.I"/>
        <table:table-column table:style-name="boleto.J"/>
        <table:table-column table:style-name="boleto.K"/>
        <table:table-column table:style-name="boleto.L"/>
        <table:table-row table:style-name="boleto.1">
          <table:table-cell table:style-name="boleto.A1" table:number-columns-spanned="12" office:value-type="string">
            <text:p text:style-name="Table_20_Contents"><text:a xlink:type="simple" xlink:href="py3o://if=%221%20==%200%22" text:style-name="Internet_20_link" text:visited-style-name="Visited_20_Internet_20_Link"><text:span text:style-name="T1">if="1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imagem_codigo_barras">boleto.imagem_codigo_barr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banco.logo">boleto.banco.log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6">
          <table:table-cell table:style-name="boleto.A6" table:number-columns-spanned="3" office:value-type="string">
            <text:p text:style-name="P20"><draw:frame draw:style-name="fr1" draw:name="py3o.image(boleto.banco.logo, 'jpg', isb64=True)" text:anchor-type="paragraph" svg:width="2.82cm" svg:height="0.72cm" draw:z-index="1"><draw:text-box><text:p text:style-name="P26"/></draw:text-box></draw:frame></text:p>
          </table:table-cell>
          <table:covered-table-cell/>
          <table:covered-table-cell/>
          <table:table-cell table:style-name="boleto.D6" office:value-type="string">
            <text:p text:style-name="P1"><text:user-field-get text:name="py3o.boleto.banco.codigo_digito">boleto.banco.codigo_digito</text:user-field-get></text:p>
          </table:table-cell>
          <table:table-cell table:style-name="boleto.A6" table:number-columns-spanned="8" office:value-type="string">
            <text:p text:style-name="P21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7" table:number-columns-spanned="11" office:value-type="string">
            <text:p text:style-name="P27">L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7" office:value-type="string">
            <text:p text:style-name="P27">Data de vencimento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8" office:value-type="string">
            <text:p text:style-name="P25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9" table:number-columns-spanned="11" office:value-type="string">
            <text:p text:style-name="P27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9" office:value-type="string">
            <text:p text:style-name="P27">Agência/código do beneficiário</text:p>
          </table:table-cell>
        </table:table-row>
        <table:table-row table:style-name="boleto.1">
          <table:table-cell table:style-name="boleto.A1" table:number-columns-spanned="11" office:value-type="string">
            <text:p text:style-name="P6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0" office:value-type="string">
            <text:p text:style-name="P2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11" table:number-columns-spanned="11" office:value-type="string">
            <text:p text:style-name="P27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1" office:value-type="string">
            <text:p text:style-name="P27">CNPJ/CPF do beneficiário</text:p>
          </table:table-cell>
        </table:table-row>
        <table:table-row table:style-name="boleto.12">
          <table:table-cell table:style-name="boleto.A12" table:number-columns-spanned="11" office:value-type="string">
            <text:p text:style-name="P9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2" office:value-type="string">
            <text:p text:style-name="P2"><text:user-field-get text:name="py3o.boleto.beneficiario.cnpj_cpf">boleto.beneficiario.cnpj_cpf</text:user-field-get></text:p>
          </table:table-cell>
        </table:table-row>
        <table:table-row table:style-name="boleto.13">
          <table:table-cell table:style-name="boleto.A13" office:value-type="string">
            <text:p text:style-name="P27">Data do <text:span text:style-name="T3">documento</text:span></text:p>
          </table:table-cell>
          <table:table-cell table:style-name="boleto.B13" table:number-columns-spanned="7" office:value-type="string">
            <text:p text:style-name="P27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9">Espécie</text:p>
          </table:table-cell>
          <table:table-cell table:style-name="boleto.B13" office:value-type="string">
            <text:p text:style-name="P29">Aceite</text:p>
          </table:table-cell>
          <table:table-cell table:style-name="boleto.B13" office:value-type="string">
            <text:p text:style-name="P27">Data do <text:span text:style-name="T3">processamento</text:span></text:p>
          </table:table-cell>
          <table:table-cell table:style-name="boleto.B13" office:value-type="string">
            <text:p text:style-name="P27">Nosso número</text:p>
          </table:table-cell>
        </table:table-row>
        <table:table-row table:style-name="boleto.14">
          <table:table-cell table:style-name="boleto.A12" office:value-type="string">
            <text:p text:style-name="P9"><text:user-field-get text:name="py3o.boleto.documento.data_formatada">boleto.documento.data_formatada</text:user-field-get></text:p>
          </table:table-cell>
          <table:table-cell table:style-name="boleto.B14" table:number-columns-spanned="7" office:value-type="string">
            <text:p text:style-name="P11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12"><text:user-field-get text:name="py3o.boleto.documento.especie">boleto.documento.especie</text:user-field-get></text:p>
          </table:table-cell>
          <table:table-cell table:style-name="boleto.B14" office:value-type="string">
            <text:p text:style-name="P12"><text:user-field-get text:name="py3o.boleto.aceite">boleto.aceite</text:user-field-get></text:p>
          </table:table-cell>
          <table:table-cell table:style-name="boleto.B14" office:value-type="string">
            <text:p text:style-name="P9"><text:user-field-get text:name="py3o.boleto.data_processamento_formatada">boleto.data_processamento_formatada</text:user-field-get></text:p>
          </table:table-cell>
          <table:table-cell table:style-name="boleto.L14" office:value-type="string">
            <text:p text:style-name="P2"><text:user-field-get text:name="py3o.boleto.imprime_carteira_nosso_numero">boleto.imprime_carteira_nosso_numero</text:user-field-get></text:p>
          </table:table-cell>
        </table:table-row>
        <table:table-row table:style-name="boleto.15">
          <table:table-cell table:style-name="boleto.A13" table:number-columns-spanned="2" office:value-type="string">
            <text:p text:style-name="P27">Uso do <text:span text:style-name="T3">banco</text:span></text:p>
          </table:table-cell>
          <table:covered-table-cell/>
          <table:table-cell table:style-name="boleto.B13" table:number-columns-spanned="3" office:value-type="string">
            <text:p text:style-name="P27">Carteira</text:p>
          </table:table-cell>
          <table:covered-table-cell/>
          <table:covered-table-cell/>
          <table:table-cell table:style-name="boleto.B13" office:value-type="string">
            <text:p text:style-name="P27">Espécie</text:p>
          </table:table-cell>
          <table:table-cell table:style-name="boleto.B13" table:number-columns-spanned="3" office:value-type="string">
            <text:p text:style-name="P27">Quantidade</text:p>
          </table:table-cell>
          <table:covered-table-cell/>
          <table:covered-table-cell/>
          <table:table-cell table:style-name="boleto.B13" table:number-columns-spanned="2" office:value-type="string">
            <text:p text:style-name="P27">Valor</text:p>
          </table:table-cell>
          <table:covered-table-cell/>
          <table:table-cell table:style-name="boleto.B13" office:value-type="string">
            <text:p text:style-name="P27">(=) Valor do documento</text:p>
          </table:table-cell>
        </table:table-row>
        <table:table-row table:style-name="boleto.16">
          <table:table-cell table:style-name="boleto.A12" table:number-columns-spanned="2" office:value-type="string">
            <text:p text:style-name="P9"/>
          </table:table-cell>
          <table:covered-table-cell/>
          <table:table-cell table:style-name="boleto.B14" table:number-columns-spanned="3" office:value-type="string">
            <text:p text:style-name="P8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4" office:value-type="string">
            <text:p text:style-name="P12"><text:user-field-get text:name="py3o.boleto.especie">boleto.especie</text:user-field-get></text:p>
          </table:table-cell>
          <table:table-cell table:style-name="boleto.B14" table:number-columns-spanned="3" office:value-type="string">
            <text:p text:style-name="P9"/>
          </table:table-cell>
          <table:covered-table-cell/>
          <table:covered-table-cell/>
          <table:table-cell table:style-name="boleto.B14" table:number-columns-spanned="2" office:value-type="string">
            <text:p text:style-name="P9"/>
          </table:table-cell>
          <table:covered-table-cell/>
          <table:table-cell table:style-name="boleto.L16" office:value-type="string">
            <text:p text:style-name="P5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17" table:number-columns-spanned="11" office:value-type="string">
            <text:p text:style-name="P27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7" office:value-type="string">
            <text:p text:style-name="P27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13"><text:user-field-get text:name="py3o.boleto.descricao_impressao">boleto.descricao_impressao</text:user-field-get></text:p>
            <text:p text:style-name="P13"/>
            <text:p text:style-name="P13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8" office:value-type="string">
            <text:p text:style-name="P22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9" office:value-type="string">
            <text:p text:style-name="P27">(-) Abatiment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0" office:value-type="string">
            <text:p text:style-name="P22"/>
          </table:table-cell>
        </table:table-row>
        <table:table-row table:style-name="boleto.2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2" office:value-type="string">
            <text:p text:style-name="P2"><text:user-field-get text:name="py3o.boleto.imprime_outras_deducoes_formatado">boleto.imprime_outras_deducoes_formatado</text:user-field-get></text:p>
          </table:table-cell>
        </table:table-row>
        <table:table-row table:style-name="boleto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+) Mora</text:p>
          </table:table-cell>
        </table:table-row>
        <table:table-row table:style-name="boleto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4" office:value-type="string">
            <text:p text:style-name="P31"><text:user-field-get text:name="py3o.boleto.imprime_juros_multa_formatado">boleto.imprime_juros_multa_formatado</text:user-field-get></text:p>
          </table:table-cell>
        </table:table-row>
        <table:table-row table:style-name="boleto.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+) Multa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31"/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7" office:value-type="string">
            <text:p text:style-name="P27">(+) Outros acréscimo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2"><text:user-field-get text:name="py3o.boleto.imprime_outros_acrescimos_formatado">boleto.imprime_outros_acrescimos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9" office:value-type="string">
            <text:p text:style-name="P27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2"><text:user-field-get text:name="py3o.boleto.imprime_valor_cobrado_formatado">boleto.imprime_valor_cobrado_formatado</text:user-field-get></text:p>
          </table:table-cell>
        </table:table-row>
        <table:table-row table:style-name="boleto.31">
          <table:table-cell table:style-name="boleto.A13" table:number-columns-spanned="11" office:value-type="string">
            <text:p text:style-name="P27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3" office:value-type="string">
            <text:p text:style-name="P27">CNPJ/CPF do pagador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2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4">S</text:span><text:span text:style-name="T5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7">Recibo do Pagador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18">Autenticação Mecânica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4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6">
          <table:table-cell table:style-name="boleto.A6" table:number-columns-spanned="3" office:value-type="string">
            <text:p text:style-name="P20"><draw:frame draw:style-name="fr1" draw:name="py3o.image(boleto.banco.logo, 'jpg', isb64=True, dummy=2)" text:anchor-type="paragraph" svg:width="2.82cm" svg:height="0.72cm" draw:z-index="2"><draw:text-box><text:p text:style-name="P26"/></draw:text-box></draw:frame></text:p>
          </table:table-cell>
          <table:covered-table-cell/>
          <table:covered-table-cell/>
          <table:table-cell table:style-name="boleto.D6" office:value-type="string">
            <text:p text:style-name="P1"><text:user-field-get text:name="py3o.boleto.banco.codigo_digito">boleto.banco.codigo_digito</text:user-field-get></text:p>
          </table:table-cell>
          <table:table-cell table:style-name="boleto.A6" table:number-columns-spanned="8" office:value-type="string">
            <text:p text:style-name="P21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6" table:number-columns-spanned="11" office:value-type="string">
            <text:p text:style-name="P27">L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6" office:value-type="string">
            <text:p text:style-name="P27">Data de vencimento</text:p>
          </table:table-cell>
        </table:table-row>
        <text:soft-page-break/>
        <table:table-row table:style-name="boleto.1">
          <table:table-cell table:style-name="boleto.A1" table:number-columns-spanned="11" office:value-type="string">
            <text:p text:style-name="P3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7" office:value-type="string">
            <text:p text:style-name="P25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48" table:number-columns-spanned="11" office:value-type="string">
            <text:p text:style-name="P27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8" office:value-type="string">
            <text:p text:style-name="P27">Agência/código do beneficiário</text:p>
          </table:table-cell>
        </table:table-row>
        <table:table-row table:style-name="boleto.1">
          <table:table-cell table:style-name="boleto.A1" table:number-columns-spanned="11" office:value-type="string">
            <text:p text:style-name="P6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9" office:value-type="string">
            <text:p text:style-name="P2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50" table:number-columns-spanned="11" office:value-type="string">
            <text:p text:style-name="P27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0" office:value-type="string">
            <text:p text:style-name="P27">CNPJ/CPF do beneficiário</text:p>
          </table:table-cell>
        </table:table-row>
        <table:table-row table:style-name="boleto.51">
          <table:table-cell table:style-name="boleto.A12" table:number-columns-spanned="11" office:value-type="string">
            <text:p text:style-name="P9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1" office:value-type="string">
            <text:p text:style-name="P2"><text:user-field-get text:name="py3o.boleto.beneficiario.cnpj_cpf">boleto.beneficiario.cnpj_cpf</text:user-field-get></text:p>
          </table:table-cell>
        </table:table-row>
        <table:table-row table:style-name="boleto.52">
          <table:table-cell table:style-name="boleto.A13" office:value-type="string">
            <text:p text:style-name="P27">Data do <text:span text:style-name="T3">documento</text:span></text:p>
          </table:table-cell>
          <table:table-cell table:style-name="boleto.B13" table:number-columns-spanned="7" office:value-type="string">
            <text:p text:style-name="P27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9">Espécie</text:p>
          </table:table-cell>
          <table:table-cell table:style-name="boleto.B13" office:value-type="string">
            <text:p text:style-name="P29">Aceite</text:p>
          </table:table-cell>
          <table:table-cell table:style-name="boleto.B13" office:value-type="string">
            <text:p text:style-name="P27">Data do <text:span text:style-name="T3">processamento</text:span></text:p>
          </table:table-cell>
          <table:table-cell table:style-name="boleto.B13" office:value-type="string">
            <text:p text:style-name="P27">Nosso número</text:p>
          </table:table-cell>
        </table:table-row>
        <table:table-row table:style-name="boleto.53">
          <table:table-cell table:style-name="boleto.A12" office:value-type="string">
            <text:p text:style-name="P9"><text:user-field-get text:name="py3o.boleto.documento.data_formatada">boleto.documento.data_formatada</text:user-field-get></text:p>
          </table:table-cell>
          <table:table-cell table:style-name="boleto.B14" table:number-columns-spanned="7" office:value-type="string">
            <text:p text:style-name="P11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12"><text:user-field-get text:name="py3o.boleto.documento.especie">boleto.documento.especie</text:user-field-get></text:p>
          </table:table-cell>
          <table:table-cell table:style-name="boleto.B14" office:value-type="string">
            <text:p text:style-name="P12"><text:user-field-get text:name="py3o.boleto.aceite">boleto.aceite</text:user-field-get></text:p>
          </table:table-cell>
          <table:table-cell table:style-name="boleto.B14" office:value-type="string">
            <text:p text:style-name="P9"><text:user-field-get text:name="py3o.boleto.data_processamento_formatada">boleto.data_processamento_formatada</text:user-field-get></text:p>
          </table:table-cell>
          <table:table-cell table:style-name="boleto.L53" office:value-type="string">
            <text:p text:style-name="P2"><text:user-field-get text:name="py3o.boleto.imprime_carteira_nosso_numero">boleto.imprime_carteira_nosso_numero</text:user-field-get></text:p>
          </table:table-cell>
        </table:table-row>
        <table:table-row table:style-name="boleto.54">
          <table:table-cell table:style-name="boleto.A13" table:number-columns-spanned="2" office:value-type="string">
            <text:p text:style-name="P27">Uso do <text:span text:style-name="T3">banco</text:span></text:p>
          </table:table-cell>
          <table:covered-table-cell/>
          <table:table-cell table:style-name="boleto.B13" table:number-columns-spanned="3" office:value-type="string">
            <text:p text:style-name="P27">Carteira</text:p>
          </table:table-cell>
          <table:covered-table-cell/>
          <table:covered-table-cell/>
          <table:table-cell table:style-name="boleto.B13" office:value-type="string">
            <text:p text:style-name="P27">Espécie</text:p>
          </table:table-cell>
          <table:table-cell table:style-name="boleto.B13" table:number-columns-spanned="3" office:value-type="string">
            <text:p text:style-name="P27">Quantidade</text:p>
          </table:table-cell>
          <table:covered-table-cell/>
          <table:covered-table-cell/>
          <table:table-cell table:style-name="boleto.B13" table:number-columns-spanned="2" office:value-type="string">
            <text:p text:style-name="P27">Valor</text:p>
          </table:table-cell>
          <table:covered-table-cell/>
          <table:table-cell table:style-name="boleto.B13" office:value-type="string">
            <text:p text:style-name="P27">(=) Valor do documento</text:p>
          </table:table-cell>
        </table:table-row>
        <table:table-row table:style-name="boleto.55">
          <table:table-cell table:style-name="boleto.A12" table:number-columns-spanned="2" office:value-type="string">
            <text:p text:style-name="P9"/>
          </table:table-cell>
          <table:covered-table-cell/>
          <table:table-cell table:style-name="boleto.B14" table:number-columns-spanned="3" office:value-type="string">
            <text:p text:style-name="P8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4" office:value-type="string">
            <text:p text:style-name="P12"><text:user-field-get text:name="py3o.boleto.especie">boleto.especie</text:user-field-get></text:p>
          </table:table-cell>
          <table:table-cell table:style-name="boleto.B14" table:number-columns-spanned="3" office:value-type="string">
            <text:p text:style-name="P9"/>
          </table:table-cell>
          <table:covered-table-cell/>
          <table:covered-table-cell/>
          <table:table-cell table:style-name="boleto.B14" table:number-columns-spanned="2" office:value-type="string">
            <text:p text:style-name="P9"/>
          </table:table-cell>
          <table:covered-table-cell/>
          <table:table-cell table:style-name="boleto.L55" office:value-type="string">
            <text:p text:style-name="P5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56" table:number-columns-spanned="11" office:value-type="string">
            <text:p text:style-name="P27">Instr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6" office:value-type="string">
            <text:p text:style-name="P27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14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7" office:value-type="string">
            <text:p text:style-name="P22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8" office:value-type="string">
            <text:p text:style-name="P27">(-) Abatiment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9" office:value-type="string">
            <text:p text:style-name="P22"/>
          </table:table-cell>
        </table:table-row>
        <table:table-row table:style-name="boleto.6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1" office:value-type="string">
            <text:p text:style-name="P2"><text:user-field-get text:name="py3o.boleto.imprime_outras_deducoes_formatado">boleto.imprime_outras_deducoes_formatado</text:user-field-get></text:p>
          </table:table-cell>
        </table:table-row>
        <table:table-row table:style-name="boleto.6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+) Mora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3" office:value-type="string">
            <text:p text:style-name="P31"><text:user-field-get text:name="py3o.boleto.imprime_juros_multa_formatado">boleto.imprime_juros_multa_formatado</text:user-field-get></text:p>
          </table:table-cell>
        </table:table-row>
        <table:table-row table:style-name="boleto.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+) Multa</text:p>
          </table:table-cell>
        </table:table-row>
        <table:table-row table:style-name="boleto.6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31"/>
          </table:table-cell>
        </table:table-row>
        <table:table-row table:style-name="boleto.6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+) Outros acréscimos</text:p>
          </table:table-cell>
        </table:table-row>
        <table:table-row table:style-name="boleto.6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2"><text:user-field-get text:name="py3o.boleto.imprime_outros_acrescimos_formatado">boleto.imprime_outros_acrescimos_formatado</text:user-field-get></text:p>
          </table:table-cell>
        </table:table-row>
        <table:table-row table:style-name="boleto.6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7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9" office:value-type="string">
            <text:p text:style-name="P2"><text:user-field-get text:name="py3o.boleto.imprime_valor_cobrado_formatado">boleto.imprime_valor_cobrado_formatado</text:user-field-get></text:p>
          </table:table-cell>
        </table:table-row>
        <table:table-row table:style-name="boleto.70">
          <table:table-cell table:style-name="boleto.A13" table:number-columns-spanned="11" office:value-type="string">
            <text:p text:style-name="P27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3" office:value-type="string">
            <text:p text:style-name="P27">CNPJ/CPF do pagador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2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4">S</text:span><text:span text:style-name="T5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rows-spanned="2" table:number-columns-spanned="7" office:value-type="string">
            <text:p text:style-name="P23"><draw:frame draw:style-name="fr2" draw:name="py3o.image(boleto.imagem_codigo_barras, 'png', isb64=True)" text:anchor-type="paragraph" svg:y="0.185cm" svg:width="9.5cm" svg:height="1.3cm" draw:z-index="0"><draw:text-box><text:p text:style-name="Frame_20_contents"/></draw:text-box></draw:frame></text:p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7">Ficha de Compensação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18">Autenticação Mecânic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34"><text:a xlink:type="simple" xlink:href="py3o:///for" text:style-name="Internet_20_link" text:visited-style-name="Visited_20_Internet_20_Link">/fo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DejaVu Sans" fo:font-family="'DejaVu Sans'" style:font-style-name="Regular" style:font-family-generic="swiss" style:font-pitch="variabl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Gentium Plus" fo:font-family="'Gentium Plus'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entium Plus" fo:font-family="'Gentium Plus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 fo:font-family="'Gentium Plus'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.049cm" fo:margin-right="0.049cm" fo:margin-top="0.049cm" fo:margin-bottom="0.049cm" fo:text-indent="0cm" style:auto-text-indent="false" style:page-number="auto" text:number-lines="false" text:line-number="0" style:vertical-align="auto" style:writing-mode="page"/>
      <style:text-properties fo:font-size="7pt" style:font-size-asian="10.5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ŭga" style:family="text">
      <style:text-properties style:font-name="Linux Biolinum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10-17T09:04:16.581687064</meta:creation-date>
    <dc:title>Boleto</dc:title>
    <meta:editing-duration>PT1H15S</meta:editing-duration>
    <meta:editing-cycles>32</meta:editing-cycles>
    <meta:generator>LibreOffice/5.4.3.2$Linux_X86_64 LibreOffice_project/40m0$Build-2</meta:generator>
    <meta:initial-creator>Taŭga Tecnologia</meta:initial-creator>
    <dc:date>2017-11-15T17:16:11.603980050</dc:date>
    <dc:creator>Taŭga Tecnologia</dc:creator>
    <meta:document-statistic meta:table-count="1" meta:image-count="0" meta:object-count="0" meta:page-count="3" meta:paragraph-count="122" meta:word-count="252" meta:character-count="2836" meta:non-whitespace-character-count="2706"/>
    <meta:template xlink:type="simple" xlink:actuate="onRequest" xlink:title="WriterPadrão" xlink:href="../../../../../../.config/libreoffice/4/user/template/WriterPadrão.ott" meta:date="2017-10-17T09:04:16.347276330"/>
  </office:meta>
</office:document-meta>
</file>